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9.16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91.other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First-Pass Approach for Evaluating Machine Translation Systems</text:p>
          </table:table-cell>
          <table:table-cell office:value-type="string" calcext:value-type="string">
            <text:p>Pamela Jordan</text:p>
          </table:table-cell>
          <table:table-cell office:value-type="string" calcext:value-type="string">
            <text:p>http://www.mt-archive.info/90/ISSCO-1991-Jordan.pd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heme 1:  Aspects of overall acceptability of an MT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luation of Machine Translation Systems from a Use’s Viewpoint – Some Critical Comments</text:p>
          </table:table-cell>
          <table:table-cell office:value-type="string" calcext:value-type="string">
            <text:p>Ursula Bernhard</text:p>
          </table:table-cell>
          <table:table-cell office:value-type="string" calcext:value-type="string">
            <text:p>http://www.mt-archive.info/90/ISSCO-1991-Bernhard.pdf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Theme 1:  Aspects of overall acceptability of an MT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Role of Lexicons</text:p>
          </table:table-cell>
          <table:table-cell office:value-type="string" calcext:value-type="string">
            <text:p>Susanne Schlenker</text:p>
          </table:table-cell>
          <table:table-cell office:value-type="string" calcext:value-type="string">
            <text:p>http://www.mt-archive.info/90/ISSCO-1991-Schlenker.pdf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Theme 1:  Aspects of overall acceptability of an MT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luating Commercial MT Systems</text:p>
          </table:table-cell>
          <table:table-cell office:value-type="string" calcext:value-type="string">
            <text:p>Elliott Macklovitch</text:p>
          </table:table-cell>
          <table:table-cell office:value-type="string" calcext:value-type="string">
            <text:p>http://www.mt-archive.info/90/ISSCO-1991-Macklovitch.pdf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Theme 2:  Reports on some actual evalu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luation of MT Systems at Union Bank of Switzerland</text:p>
          </table:table-cell>
          <table:table-cell office:value-type="string" calcext:value-type="string">
            <text:p>Doris Albisser</text:p>
          </table:table-cell>
          <table:table-cell office:value-type="string" calcext:value-type="string">
            <text:p>http://www.mt-archive.info/90/ISSCO-1991-Albisser.pdf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Theme 2:  Reports on some actual evalu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r-Oriented MT Evaluation and Text Typology</text:p>
          </table:table-cell>
          <table:table-cell office:value-type="string" calcext:value-type="string">
            <text:p>R. Lee Humphreys</text:p>
          </table:table-cell>
          <table:table-cell office:value-type="string" calcext:value-type="string">
            <text:p>http://www.mt-archive.info/90/ISSCO-1991-Humphreys.pdf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Theme 3:  Types of test mater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Management Tool for Test Corpora</text:p>
          </table:table-cell>
          <table:table-cell office:value-type="string" calcext:value-type="string">
            <text:p>Gerardo Arrarte and Teófilo Redondo and Miguel Sobejano and Isabel Zapata</text:p>
          </table:table-cell>
          <table:table-cell office:value-type="string" calcext:value-type="string">
            <text:p>http://www.mt-archive.info/90/ISSCO-1991-Arrarte.pdf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Theme 3:  Types of test mater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ity Criteria for MT</text:p>
          </table:table-cell>
          <table:table-cell office:value-type="string" calcext:value-type="string">
            <text:p>Lorna Balkan</text:p>
          </table:table-cell>
          <table:table-cell office:value-type="string" calcext:value-type="string">
            <text:p>http://www.mt-archive.info/90/ISSCO-1991-Balkan-1.pdf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Theme 4:   Intelligibility, fidelity and other aspects of adequacy of transl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larative Evaluation of an MT System: Practical Experiences</text:p>
          </table:table-cell>
          <table:table-cell office:value-type="string" calcext:value-type="string">
            <text:p>Lorna Balkan and Matthias Jäschke and Lee Humphreys and Siety Meijer and Andy Way</text:p>
          </table:table-cell>
          <table:table-cell office:value-type="string" calcext:value-type="string">
            <text:p>http://www.mt-archive.info/90/ISSCO-1991-Balkan-2.pdf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Theme 4:   Intelligibility, fidelity and other aspects of adequacy of transl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tructive Machine Translation Evaluation</text:p>
          </table:table-cell>
          <table:table-cell office:value-type="string" calcext:value-type="string">
            <text:p>Stephen Minnis</text:p>
          </table:table-cell>
          <table:table-cell office:value-type="string" calcext:value-type="string">
            <text:p>http://www.mt-archive.info/90/ISSCO-1991-Minnis.pdf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Theme 4:   Intelligibility, fidelity and other aspects of adequacy of transl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ipes for Escaping from the Partial Ordering of Candidate Translations: Some Consequences for the Evaluation of MT Systems</text:p>
          </table:table-cell>
          <table:table-cell office:value-type="string" calcext:value-type="string">
            <text:p>Jan Dings</text:p>
          </table:table-cell>
          <table:table-cell office:value-type="string" calcext:value-type="string">
            <text:p>http://www.mt-archive.info/90/ISSCO-1991-Dings.pdf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>
            <text:p>Theme 4:   Intelligibility, fidelity and other aspects of adequacy of transl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Procedure for the Evaluation and Improvement of an MT System by the End- User</text:p>
          </table:table-cell>
          <table:table-cell office:value-type="string" calcext:value-type="string">
            <text:p>Brigitte Roudaud</text:p>
          </table:table-cell>
          <table:table-cell office:value-type="string" calcext:value-type="string">
            <text:p>http://www.mt-archive.info/90/ISSCO-1991-Roudaud.pdf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Theme 5: Approaches to error analys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luation of Machine Translation Systems: A System Developer’s Viewpoint</text:p>
          </table:table-cell>
          <table:table-cell office:value-type="string" calcext:value-type="string">
            <text:p>Harri Jäppinen and L. Kulikov</text:p>
          </table:table-cell>
          <table:table-cell office:value-type="string" calcext:value-type="string">
            <text:p>http://www.mt-archive.info/90/ISSCO-1991-Jappinen.pdf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Theme 5: Approaches to error analys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Respective Roles of the “Industrial Evaluators” and the System Developers in the Evaluation of MT Systems</text:p>
          </table:table-cell>
          <table:table-cell office:value-type="string" calcext:value-type="string">
            <text:p>Sylvie Régnier</text:p>
          </table:table-cell>
          <table:table-cell office:value-type="string" calcext:value-type="string">
            <text:p>http://www.mt-archive.info/90/ISSCO-1991-Regnier.pdf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Theme 5: Approaches to error analys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arative MT Performance Evaluation: an empirical study</text:p>
          </table:table-cell>
          <table:table-cell office:value-type="string" calcext:value-type="string">
            <text:p>Adriane Rinsche</text:p>
          </table:table-cell>
          <table:table-cell office:value-type="string" calcext:value-type="string">
            <text:p>http://www.mt-archive.info/90/ISSCO-1991-Rinsche.pdf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string" calcext:value-type="string">
            <text:p>Theme 5: Approaches to error analys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suring Compositionality of Transfer</text:p>
          </table:table-cell>
          <table:table-cell office:value-type="string" calcext:value-type="string">
            <text:p>Björn Gambäck and Manny Rayner and Hiyan Alshawi and David Carter</text:p>
          </table:table-cell>
          <table:table-cell office:value-type="string" calcext:value-type="string">
            <text:p>http://www.mt-archive.info/90/ISSCO-1991-Gamback.pdf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string" calcext:value-type="string">
            <text:p>Theme 6: Test suites and standard test approach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omatic Evaluation of Output Quality for Machine Translation Systems</text:p>
          </table:table-cell>
          <table:table-cell office:value-type="string" calcext:value-type="string">
            <text:p>Yu Shiwen</text:p>
          </table:table-cell>
          <table:table-cell office:value-type="string" calcext:value-type="string">
            <text:p>http://www.mt-archive.info/90/ISSCO-1991-Yu.pdf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Theme 6: Test suites and standard test approach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me Practical Experience with the Use of Test Suites for the Evaluation of SYSTRAN</text:p>
          </table:table-cell>
          <table:table-cell office:value-type="string" calcext:value-type="string">
            <text:p>Ulrich Heid and Elke Hildenbrand</text:p>
          </table:table-cell>
          <table:table-cell office:value-type="string" calcext:value-type="string">
            <text:p>http://www.mt-archive.info/90/ISSCO-1991-Heid.pdf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Theme 6: Test suites and standard test approach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omatic Evaluation of Translation Quality: Outline of Methodology and Report on Pilot Experiment</text:p>
          </table:table-cell>
          <table:table-cell office:value-type="string" calcext:value-type="string">
            <text:p>Henry S. Thompson</text:p>
          </table:table-cell>
          <table:table-cell office:value-type="string" calcext:value-type="string">
            <text:p>http://www.mt-archive.info/90/ISSCO-1991-Thompson.pdf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Theme 6: Test suites and standard test approach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 Suites as a Means for the Evaluation of Machine Translation Systems Developer- Oriented Evaluation of MT Systems</text:p>
          </table:table-cell>
          <table:table-cell table:style-name="ce2" office:value-type="string" calcext:value-type="string">
            <text:p>Yves Lepage</text:p>
          </table:table-cell>
          <table:table-cell office:value-type="string" calcext:value-type="string">
            <text:p>http://www.mt-archive.info/90/ISSCO-1991-Lepage.pdf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Theme 7:  Test suites and standard test approaches, continu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veloper- Oriented Evaluation of MT Systems</text:p>
          </table:table-cell>
          <table:table-cell office:value-type="string" calcext:value-type="string">
            <text:p>Andrew Way</text:p>
          </table:table-cell>
          <table:table-cell office:value-type="string" calcext:value-type="string">
            <text:p>http://www.mt-archive.info/90/ISSCO-1991-Way.pdf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string" calcext:value-type="string">
            <text:p>Theme 7:  Test suites and standard test approaches, continu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luation of MT Systems - A Programmatic View</text:p>
          </table:table-cell>
          <table:table-cell office:value-type="string" calcext:value-type="string">
            <text:p>Steven Krauwer</text:p>
          </table:table-cell>
          <table:table-cell office:value-type="string" calcext:value-type="string">
            <text:p>http://www.mt-archive.info/90/ISSCO-1991-Krauwer.pdf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string" calcext:value-type="string">
            <text:p>Theme 7:  Test suites and standard test approaches, continued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991.other'.A1:'1991.other'.AMJ20 '1991.other'.A22:'1991.other'.AMJ1048576 '1991.other'.A21:'1991.other'.A21 '1991.other'.C21:'1991.other'.AMJ21">
            <calcext:condition calcext:apply-style-name="Accent" calcext:value="duplicate" calcext:base-cell-address="'1991.other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0T13:25:50.275745217</dc:date>
    <meta:editing-duration>PT6M24S</meta:editing-duration>
    <meta:editing-cycles>1</meta:editing-cycles>
    <meta:document-statistic meta:table-count="1" meta:cell-count="117" meta:object-count="0"/>
    <meta:generator>LibreOffice/6.0.7.3$Linux_X86_64 LibreOffice_project/00m0$Build-3</meta:generator>
  </office:meta>
</office:document-meta>
</file>